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">
        <style:list-level-properties text:space-before="0.75in" text:min-label-width="0.25in"/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font-size="20pt" style:font-size-asian="20pt" style:font-size-complex="20pt"/>
    </style:style>
    <style:style style:name="T2" style:parent-style-name="SubtleEmphasis" style:family="text">
      <style:text-properties fo:font-size="14pt" style:font-size-asian="14pt" style:font-size-complex="14pt"/>
    </style:style>
    <style:style style:name="P3" style:parent-style-name="Heading1" style:family="paragraph">
      <style:text-properties fo:font-size="18pt" style:font-size-asian="18pt" style:font-size-complex="18pt"/>
    </style:style>
    <style:style style:name="T4" style:parent-style-name="SubtleEmphasis" style:family="text">
      <style:text-properties fo:font-size="14pt" style:font-size-asian="14pt" style:font-size-complex="14pt"/>
    </style:style>
    <style:style style:name="T5" style:parent-style-name="SubtleEmphasis" style:family="text">
      <style:text-properties fo:font-size="14pt" style:font-size-asian="14pt" style:font-size-complex="14pt"/>
    </style:style>
    <style:style style:name="T6" style:parent-style-name="SubtleEmphasis" style:family="text">
      <style:text-properties fo:font-size="14pt" style:font-size-asian="14pt" style:font-size-complex="14pt"/>
    </style:style>
    <style:style style:name="P7" style:parent-style-name="Heading1" style:family="paragraph">
      <style:text-properties fo:font-size="18pt" style:font-size-asian="18pt" style:font-size-complex="18pt"/>
    </style:style>
    <style:style style:name="T8" style:parent-style-name="SubtleEmphasis" style:family="text">
      <style:text-properties fo:font-size="14pt" style:font-size-asian="14pt" style:font-size-complex="14pt"/>
    </style:style>
    <style:style style:name="T9" style:parent-style-name="SubtleEmphasis" style:family="text">
      <style:text-properties fo:font-style="normal" style:font-style-asian="normal" style:font-style-complex="normal" style:use-window-font-color="true" style:font-size-complex="14pt"/>
    </style:style>
    <style:style style:name="T10" style:parent-style-name="SubtleEmphasis" style:family="text">
      <style:text-properties fo:font-style="normal" style:font-style-asian="normal" style:font-style-complex="normal" style:use-window-font-color="true" style:font-size-complex="14pt"/>
    </style:style>
    <style:style style:name="T11" style:parent-style-name="SubtleEmphasis" style:family="text">
      <style:text-properties fo:font-style="normal" style:font-style-asian="normal" style:font-style-complex="normal" style:use-window-font-color="true" style:font-size-complex="14pt"/>
    </style:style>
    <style:style style:name="T12" style:parent-style-name="SubtleEmphasis" style:family="text">
      <style:text-properties fo:font-style="normal" style:font-style-asian="normal" style:font-style-complex="normal" style:use-window-font-color="true" style:font-size-complex="14pt"/>
    </style:style>
    <style:style style:name="T13" style:parent-style-name="SubtleEmphasis" style:family="text">
      <style:text-properties fo:font-size="14pt" style:font-size-asian="14pt" style:font-size-complex="14pt"/>
    </style:style>
    <style:style style:name="T14" style:parent-style-name="SubtleEmphasis" style:family="text">
      <style:text-properties fo:font-style="normal" style:font-style-asian="normal" style:font-style-complex="normal" style:use-window-font-color="true" style:font-size-complex="14pt"/>
    </style:style>
    <style:style style:name="T15" style:parent-style-name="SubtleEmphasis" style:family="text">
      <style:text-properties fo:font-style="normal" style:font-style-asian="normal" style:font-style-complex="normal" style:use-window-font-color="true" style:font-size-complex="14pt"/>
    </style:style>
    <style:style style:name="T16" style:parent-style-name="SubtleEmphasis" style:family="text">
      <style:text-properties fo:font-style="normal" style:font-style-asian="normal" style:font-style-complex="normal" style:use-window-font-color="true" style:font-size-complex="14pt"/>
    </style:style>
    <style:style style:name="T17" style:parent-style-name="SubtleEmphasis" style:family="text">
      <style:text-properties fo:font-size="14pt" style:font-size-asian="14pt" style:font-size-complex="14pt"/>
    </style:style>
    <style:style style:name="T18" style:parent-style-name="SubtleEmphasis" style:family="text">
      <style:text-properties fo:font-size="14pt" style:font-size-asian="14pt" style:font-size-complex="14pt"/>
    </style:style>
    <style:style style:name="T19" style:parent-style-name="SubtleEmphasis" style:family="text">
      <style:text-properties fo:font-style="normal" style:font-style-asian="normal" style:font-style-complex="normal" style:use-window-font-color="true" style:font-size-complex="14pt"/>
    </style:style>
    <style:style style:name="T20" style:parent-style-name="SubtleEmphasis" style:family="text">
      <style:text-properties fo:font-size="14pt" style:font-size-asian="14pt" style:font-size-complex="14pt"/>
    </style:style>
    <style:style style:name="T21" style:parent-style-name="SubtleEmphasis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8pt" style:font-size-asian="18pt" style:font-size-complex="18pt"/>
    </style:style>
    <style:style style:name="T23" style:parent-style-name="DefaultParagraphFont" style:family="text">
      <style:text-properties fo:font-size="16pt" style:font-size-asian="16pt" style:font-size-complex="16pt"/>
    </style:style>
    <style:style style:name="T24" style:parent-style-name="DefaultParagraphFont" style:family="text">
      <style:text-properties fo:font-size="18pt" style:font-size-asian="18pt" style:font-size-complex="18pt"/>
    </style:style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T30" style:parent-style-name="DefaultParagraphFont" style:family="text">
      <style:text-properties fo:language="en" fo:country="US"/>
    </style:style>
    <style:style style:name="T31" style:parent-style-name="Hyperlink" style:family="text">
      <style:text-properties fo:language="en" fo:country="US"/>
    </style:style>
    <style:style style:name="T32" style:parent-style-name="Hyperlink" style:family="text">
      <style:text-properties fo:language="en" fo:country="US"/>
    </style:style>
    <style:style style:name="T33" style:parent-style-name="Hyperlink" style:family="text">
      <style:text-properties fo:language="en" fo:country="US"/>
    </style:style>
    <style:style style:name="T34" style:parent-style-name="Hyperlink" style:family="text">
      <style:text-properties fo:language="en" fo:country="US"/>
    </style:style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Heading1" style:family="paragraph">
      <style:text-properties fo:font-size="18pt" style:font-size-asian="18pt" style:font-size-complex="18pt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 fo:font-size="12pt" style:font-size-asian="12pt"/>
    </style:style>
    <style:style style:name="T41" style:parent-style-name="DefaultParagraphFont" style:family="text">
      <style:text-properties fo:font-size="12pt" style:font-size-asian="12pt"/>
    </style:style>
    <style:style style:name="P42" style:parent-style-name="Normal" style:family="paragraph">
      <style:paragraph-properties fo:margin-left="1.8111in" fo:text-indent="0.0013in">
        <style:tab-stops/>
      </style:paragraph-properties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Normal" style:family="paragraph">
      <style:paragraph-properties fo:text-indent="0.9055in"/>
    </style:style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fo:font-weight="bold" style:font-weight-asian="bold"/>
    </style:style>
    <style:style style:name="T48" style:parent-style-name="DefaultParagraphFont" style:family="text">
      <style:text-properties fo:font-weight="bold" style:font-weight-asian="bold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Introduktion</text:h>
      <text:p text:style-name="Normal"><text:span text:style-name="T2">Bakgrund/Problembeskrivning</text:span></text:p>
      <text:p text:style-name="Normal">KAK<text:s/>är en Atletklubb som har ett obemannat gym dit alla kan skriva upp sig och lösa gymkort. Just nu löses detta genom att man har en bemannad<text:s/>reception 2 ggr i veckan, då man kan lösa kort och även provträna,<text:s/>KAK<text:s/>har inte de ekonomiska resurserna för att ha<text:s/>bemannat gym<text:s/>under hela öppettiderna<text:s/>främst för att man vill behålla sitt låga pris för medlemskap . <text:s/></text:p>
      <text:p text:style-name="Normal">Detta gör det svårt för nya kunder att få tillgång till gymmet. <text:s/>Det nuvarande systemet<text:s/>innebär<text:s/>också<text:s/>mycket manuell hantering av<text:s/>kunder,<text:s/>dels registrering<text:s/>av nya kunder<text:s/>men också när man ska<text:s/>påminna kunder om<text:s/>att<text:s/>deras medlemskap löper ut<text:s/>eller skicka ut annan information.<text:s/></text:p>
      <text:p text:style-name="Normal">Gymmet förlorar också<text:s/>nya kunder då alla andra gym på orten har bemannade gym där man kan lösa gymkort under hela gymmets öppettider.</text:p>
      <text:p text:style-name="Normal">Atletklubben har begränsat med personal och behöver således ett system där kunderna själva kan lösa gymkort och få tillgång till gymmet. <text:s/>De ska då även få en tillfällig kod för omedelbar tillgång till gymmet, det riktiga kortet tar några dagar att få<text:s/>pga.<text:s/>logistik. <text:s/></text:p>
      <text:h text:style-name="P3" text:outline-level="1">Användargrupper</text:h>
      <text:p text:style-name="NoSpacing"><text:span text:style-name="T4">Kund</text:span></text:p>
      <text:p text:style-name="Normal">Stor målgrupp,<text:s/>träningsintresserade.<text:s/></text:p>
      <text:p text:style-name="NoSpacing"><text:span text:style-name="T5">Administratör</text:span></text:p>
      <text:p text:style-name="NoSpacing">För systemet och klubbens hemsida.<text:s/></text:p>
      <text:p text:style-name="NoSpacing"/>
      <text:p text:style-name="NoSpacing"><text:span text:style-name="T6">Klubbansvarig</text:span></text:p>
      <text:p text:style-name="Normal">Medlemsregister, medlemsavgifter.<text:s/><text:s/>God datorvana.<text:s/></text:p>
      <text:h text:style-name="P7" text:outline-level="1">Intressenter</text:h>
      <text:p text:style-name="NoSpacing"><text:span text:style-name="T8">Klubbansvarig</text:span></text:p>
      <text:p text:style-name="NoSpacing"><text:span text:style-name="T9">Den som ansvara</text:span><text:span text:style-name="T10">r</text:span><text:span text:style-name="T11"><text:s/>för tävling och<text:s/></text:span><text:span text:style-name="T12">utskick av information kring tävlingar.</text:span></text:p>
      <text:p text:style-name="NoSpacing"/>
      <text:p text:style-name="NoSpacing"><text:span text:style-name="T13">Gymansvarig</text:span></text:p>
      <text:p text:style-name="NoSpacing"><text:span text:style-name="T14">Den som ansvarar för gymmets utrustning,<text:s/></text:span><text:span text:style-name="T15">har hjälp av kundregister att</text:span><text:span text:style-name="T16"><text:s/>bedöma vad som ska inhandlas.</text:span></text:p>
      <text:p text:style-name="NoSpacing"/>
      <text:p text:style-name="NoSpacing"><text:span text:style-name="T17">Företag<text:s/></text:span><text:span text:style-name="T18">Kortläsare</text:span></text:p>
      <text:p text:style-name="NoSpacing"><text:span text:style-name="T19">Kortläsarföretaget, som löser passerkort samt koder.<text:s/></text:span></text:p>
      <text:p text:style-name="NoSpacing"/>
      <text:p text:style-name="NoSpacing"><text:span text:style-name="T20">Konsumentlagstiftning</text:span><text:span text:style-name="T21"><text:s/>/ PUL<text:s/></text:span></text:p>
      <text:p text:style-name="NoSpacing">Regler och lagar för köp över internet.<text:s/><text:s/>Lagar ang PUL.</text:p>
      <text:p text:style-name="Normal"/>
      <text:p text:style-name="Normal"/>
      <text:h text:style-name="Heading1" text:outline-level="1"><text:span text:style-name="T22">Liknande</text:span><text:span text:style-name="T23"><text:s/></text:span><text:span text:style-name="T24">System</text:span></text:h>
      <text:p text:style-name="Normal">Webbshop, samt kortläsarlösning.<text:s/><text:s/>Har inte lyckats hitta några färdiga lösningar för detta system.<text:s/></text:p>
      <text:list text:style-name="LFO1" text:continue-numbering="true">
        <text:list-item>
          <text:p text:style-name="P25">Evo fitness -<text:s/><text:a xlink:href="https://evofitness.no/" office:target-frame-name="_top" xlink:show="replace"><text:span text:style-name="Hyperlink">https://ev</text:span><text:bookmark-start text:name="_Hlt374007696"/><text:bookmark-start text:name="_Hlt374007697"/><text:span text:style-name="Hyperlink">o</text:span><text:bookmark-end text:name="_Hlt374007696"/><text:bookmark-end text:name="_Hlt374007697"/><text:span text:style-name="Hyperlink">fitnes</text:span><text:bookmark-start text:name="_Hlt374010531"/><text:span text:style-name="Hyperlink">s</text:span><text:bookmark-end text:name="_Hlt374010531"/><text:span text:style-name="Hyperlink">.no/</text:span></text:a></text:p>
          <text:list text:continue-numbering="true">
            <text:list-item>
              <text:p text:style-name="P26">Man skriver upp sig vi gymmets hemsida, man får hämta ut en kodbricka av på specifika tider då gymmet har personliga tränare i gymmet.<text:s/></text:p>
            </text:list-item>
            <text:list-item>
              <text:p text:style-name="P27">Detta gym har aldrig bemannad reception.</text:p>
            </text:list-item>
            <text:list-item>
              <text:p text:style-name="P28">Kan<text:s/>lösa tillfällig<text:s/>tillgång till gymmet via sms.</text:p>
            </text:list-item>
          </text:list>
        </text:list-item>
        <text:list-item>
          <text:p text:style-name="P29"><text:span text:style-name="T30">Fresh fitness -<text:s/></text:span><text:a xlink:href="http://freshfitness.no/" office:target-frame-name="_top" xlink:show="replace"><text:span text:style-name="T31">http://f</text:span><text:bookmark-start text:name="_Hlt374010427"/><text:bookmark-start text:name="_Hlt374010431"/><text:span text:style-name="T32">r</text:span><text:bookmark-end text:name="_Hlt374010427"/><text:bookmark-end text:name="_Hlt374010431"/><text:span text:style-name="T33">eshf</text:span><text:span text:style-name="T34">itness.no/</text:span></text:a></text:p>
          <text:list text:continue-numbering="true">
            <text:list-item>
              <text:p text:style-name="P35">På detta gym kan manlösa kort via deras hemsida och sedan hämtar man ut sitt kort på gymmet.<text:s/></text:p>
            </text:list-item>
            <text:list-item>
              <text:p text:style-name="P36">Man kan också teckna medlemskap under tider då gymmets reception är bemannad.</text:p>
            </text:list-item>
            <text:list-item>
              <text:p text:style-name="P37">Kan handla varor via sitt gymkort.<text:s/></text:p>
            </text:list-item>
          </text:list>
        </text:list-item>
      </text:list>
      <text:h text:style-name="P38" text:outline-level="1">Baskrav</text:h>
      <text:p text:style-name="Normal"><text:span text:style-name="T39">BK 1<text:s/></text:span>Kunden ska själv kunna lösa ett gymkort och få hem detta utan någon inblandning av personal.</text:p>
      <text:p text:style-name="Normal"><text:tab/><text:span text:style-name="T40">BK 1.1</text:span><text:span text:style-name="T41"><text:s/></text:span>Kunden ska få tillgång till gymmet så fort hen skrivit upp sig.</text:p>
      <text:p text:style-name="P42"><text:span text:style-name="T43">BK 1.1.2</text:span><text:s/>Kunden ska kunna få ett sms/mail<text:s/>med uppgifter och kod för tillgång till gymmet.</text:p>
      <text:p text:style-name="Normal"><text:tab/><text:span text:style-name="T44">BK 1.2</text:span><text:s/>Kunden ska endast fylla i minimalt med information.</text:p>
      <text:p text:style-name="P45"><text:span text:style-name="T46">BK</text:span><text:span text:style-name="T47"><text:s/>1.3</text:span><text:s/>Kunden ska när som helst kunna lösa medlemskap.</text:p>
      <text:p text:style-name="Normal"><text:span text:style-name="T48">BK 2</text:span><text:span text:style-name="T49"><text:s/></text:span>Kunden/klubbansvarig<text:s/>ska kunna kontrollera<text:s/>medlemskaps, status,<text:s/>och<text:s/>när medlemskapet löper ut.</text:p>
      <text:p text:style-name="Normal"><text:tab/><text:span text:style-name="T50">BK 2</text:span><text:span text:style-name="T51">.1<text:s/></text:span>Kunden ska av systemet påminnas om att medlemskapet löper ut.<text:s/></text:p>
      <text:p text:style-name="Normal"><text:tab/><text:span text:style-name="T52">BK 2</text:span><text:span text:style-name="T53">.2</text:span><text:span text:style-name="T54"><text:s/></text:span>Klubbansvarig ska enkelt kunna få ut medlemsregister<text:s/>och maillistor.<text:s/></text:p>
      <text:p text:style-name="Normal"><text:span text:style-name="T55">BK<text:s/></text:span><text:span text:style-name="T56">3</text:span><text:s/>Systemet ska<text:s/>minska<text:s/>den manuella hanteringen av kunder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">
        <style:list-level-properties text:space-before="0.75in" text:min-label-width="0.25in"/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223ec</meta:initial-creator>
    <dc:creator>al223ec</dc:creator>
    <meta:creation-date>2013-12-03T12:15:00Z</meta:creation-date>
    <dc:date>2013-12-05T14:45:00Z</dc:date>
    <meta:template xlink:href="Normal.dotm" xlink:type="simple"/>
    <meta:editing-cycles>58</meta:editing-cycles>
    <meta:editing-duration>PT43920S</meta:editing-duration>
    <meta:document-statistic meta:page-count="2" meta:paragraph-count="6" meta:word-count="481" meta:character-count="3030" meta:row-count="21" meta:non-whitespace-character-count="2555"/>
  </office:meta>
</office:document-meta>
</file>